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40b" officeooo:paragraph-rsid="001c94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oom H6 remote control </text:p>
      <text:p text:style-name="P1"/>
      <text:p text:style-name="P1">how to fully automate recording with zoom h6 using the https://github.com/mattogodoy/h6/tree/master/h6 library. Create streamlit app to control the H6 recorder. The control panel top row have the selection of the microphone channel 1,2,3,4, when selected the respective indicator will change from white to green, when the threshold exceeded the limit, the indicator will turn red for the moment. When the record button is selected, the record button will blink red, to indicate recording, the stop button will stop the recording, when the pause button is selected the recording will pause. Create 4 volume control to slider from 0 to 100 %, when the slider is released, the command is send through serial port to the corresponding channel. </text:p>
      <text:p text:style-name="P1"/>
      <text:p text:style-name="P1"><text:s text:c="4"/>commands = {</text:p>
      <text:p text:style-name="P1"><text:s text:c="8"/>'stop': <text:s text:c="12"/>bytearray([0b10010000, 0b00000000]),</text:p>
      <text:p text:style-name="P1"><text:s text:c="8"/>'forward': <text:s text:c="9"/>bytearray([0b10001000, 0b00000000]),</text:p>
      <text:p text:style-name="P1"><text:s text:c="8"/>'reverse': <text:s text:c="9"/>bytearray([0b10000100, 0b00000000]),</text:p>
      <text:p text:style-name="P1"><text:s text:c="8"/>'play_pause': <text:s text:c="6"/>bytearray([0b10000010, 0b00000000]),</text:p>
      <text:p text:style-name="P1"><text:s text:c="8"/>'record': <text:s text:c="10"/>bytearray([0b10000001, 0b00000000]),</text:p>
      <text:p text:style-name="P1"><text:s text:c="8"/>'vol_up': <text:s text:c="10"/>bytearray([0b10000000, 0b10000000]),</text:p>
      <text:p text:style-name="P1"><text:s text:c="8"/>'vol_down': <text:s text:c="8"/>bytearray([0b10000000, 0b01000000]),</text:p>
      <text:p text:style-name="P1"><text:s text:c="8"/>'ch4': <text:s text:c="13"/>bytearray([0b10000000, 0b00100000]),</text:p>
      <text:p text:style-name="P1"><text:s text:c="8"/>'ch3': <text:s text:c="13"/>bytearray([0b10000000, 0b00010000]),</text:p>
      <text:p text:style-name="P1"><text:s text:c="8"/>'ch2': <text:s text:c="13"/>bytearray([0b10000000, 0b00001000]),</text:p>
      <text:p text:style-name="P1"><text:s text:c="8"/>'ch1': <text:s text:c="13"/>bytearray([0b10000000, 0b00000100]),</text:p>
      <text:p text:style-name="P1"><text:s text:c="8"/>'chr': <text:s text:c="13"/>bytearray([0b10000000, 0b00000010]),</text:p>
      <text:p text:style-name="P1"><text:s text:c="8"/>'chl': <text:s text:c="13"/>bytearray([0b10000000, 0b00000001]),</text:p>
      <text:p text:style-name="P1"><text:s text:c="8"/>'release_button': <text:s text:c="2"/>bytearray([0b10000000, 0b000000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6:01:52.210398116</meta:creation-date>
    <dc:date>2025-05-06T16:02:54.591043618</dc:date>
    <meta:editing-duration>PT1M8S</meta:editing-duration>
    <meta:editing-cycles>1</meta:editing-cycles>
    <meta:generator>LibreOffice/24.2.7.2$Linux_X86_64 LibreOffice_project/420$Build-2</meta:generator>
    <meta:document-statistic meta:table-count="0" meta:image-count="0" meta:object-count="0" meta:page-count="1" meta:paragraph-count="17" meta:word-count="166" meta:character-count="1674" meta:non-whitespace-character-count="1263"/>
  </office:meta>
</office:document-meta>
</file>